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0c0c0" draw:marker-start="Arrow_20_concave" draw:marker-start-width="0.2cm" draw:marker-end="Arrow_20_concave" draw:marker-end-width="0.2cm" draw:textarea-horizontal-align="center" draw:textarea-vertical-align="middle"/>
    </style:style>
    <style:style style:name="gr2" style:family="graphic" style:parent-style-name="standard">
      <style:graphic-properties svg:stroke-color="#c0c0c0" draw:marker-end="Arrow_20_concave" draw:marker-end-width="0.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fo:min-height="1cm" fo:padding-top="0cm" fo:padding-bottom="0cm" fo:padding-left="0.05cm" fo:padding-right="0.05cm"/>
    </style:style>
    <style:style style:name="gr4" style:family="graphic" style:parent-style-name="objectwithoutfill">
      <style:graphic-properties svg:stroke-color="#800000" draw:fill="none" draw:textarea-horizontal-align="center" draw:textarea-vertical-align="middle"/>
    </style:style>
    <style:style style:name="gr5" style:family="graphic" style:parent-style-name="objectwithoutfill">
      <style:graphic-properties svg:stroke-color="#0000ff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cm" fo:padding-top="0cm" fo:padding-bottom="0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800000"/>
    </style:style>
    <style:style style:name="P4" style:family="paragraph">
      <style:paragraph-properties fo:text-align="center"/>
      <style:text-properties fo:color="#800000" fo:font-size="12pt" style:font-size-asian="12pt" style:font-size-complex="12pt"/>
    </style:style>
    <style:style style:name="P5" style:family="paragraph">
      <style:paragraph-properties fo:text-align="center"/>
      <style:text-properties fo:color="#0000ff"/>
    </style:style>
    <style:style style:name="P6" style:family="paragraph">
      <style:text-properties fo:color="#0000ff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0000" fo:font-size="12pt" style:font-size-asian="12pt" style:font-size-complex="12pt"/>
    </style:style>
    <style:style style:name="T3" style:family="text">
      <style:text-properties fo:color="#0000ff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5cm" svg:y1="2.25cm" svg:x2="1.25cm" svg:y2="0.25cm">
          <text:p/>
        </draw:line>
        <draw:line draw:style-name="gr2" draw:text-style-name="P1" draw:layer="layout" svg:x1="0.75cm" svg:y1="1.25cm" svg:x2="9.75cm" svg:y2="1.25cm">
          <text:p/>
        </draw:line>
        <draw:frame draw:style-name="gr3" draw:text-style-name="P2" draw:layer="layout" svg:width="0.5cm" svg:height="1cm" svg:x="9.75cm" svg:y="0.75cm">
          <draw:text-box>
            <text:p text:style-name="P1"><text:span text:style-name="T1">t</text:span></text:p>
          </draw:text-box>
        </draw:frame>
        <draw:frame draw:style-name="gr3" draw:text-style-name="P2" draw:layer="layout" svg:width="1cm" svg:height="0.5cm" svg:x="0.25cm" svg:y="0.25cm">
          <draw:text-box>
            <text:p text:style-name="P1"><text:span text:style-name="T1">v(t)</text:span></text:p>
          </draw:text-box>
        </draw:frame>
        <draw:path draw:style-name="gr4" draw:text-style-name="P1" draw:layer="layout" svg:width="1.422cm" svg:height="1.826cm" draw:transform="skewX (0.0905825881784886) rotate (1.15139370754044) translate (1.24832941980117cm 1.2499976433059cm)" svg:viewBox="0 0 1423 1827" svg:d="m0 0c2463-3 981 1827 981 1827">
          <text:p/>
        </draw:path>
        <draw:path draw:style-name="gr4" draw:text-style-name="P1" draw:layer="layout" svg:width="1.427cm" svg:height="1.826cm" draw:transform="skewX (-0.0993092344384586) rotate (1.99019894604876) translate (3.8306492129467cm 2.55556769815267cm)" svg:viewBox="0 0 1428 1827" svg:d="m1428 0c-2459-1-996 1827-996 1827">
          <text:p/>
        </draw:path>
        <draw:path draw:style-name="gr4" draw:text-style-name="P1" draw:layer="layout" svg:width="1.422cm" svg:height="1.826cm" draw:transform="skewX (0.0905825881784886) rotate (1.15139370754044) translate (5.24832941980117cm 1.2499976433059cm)" svg:viewBox="0 0 1423 1827" svg:d="m0 0c2463-3 981 1827 981 1827">
          <text:p/>
        </draw:path>
        <draw:path draw:style-name="gr4" draw:text-style-name="P1" draw:layer="layout" svg:width="1.427cm" svg:height="1.826cm" draw:transform="skewX (-0.0993092344384586) rotate (1.99019894604876) translate (7.8306492129467cm 2.55456769815267cm)" svg:viewBox="0 0 1428 1827" svg:d="m1428 0c-2459-1-996 1827-996 1827">
          <text:p/>
        </draw:path>
        <draw:path draw:style-name="gr5" draw:text-style-name="P1" draw:layer="layout" svg:width="1.048cm" svg:height="1.364cm" draw:transform="skewX (0.0747000919853432) rotate (1.14336519298127) translate (1.50024638511684cm 1.23399796160112cm)" svg:viewBox="0 0 1049 1365" svg:d="m0 0c1814-2 724 1365 724 1365">
          <text:p/>
        </draw:path>
        <draw:line draw:style-name="gr5" draw:text-style-name="P1" draw:layer="layout" svg:x1="1.25cm" svg:y1="1.25cm" svg:x2="1.5cm" svg:y2="1.25cm">
          <text:p/>
        </draw:line>
        <draw:line draw:style-name="gr5" draw:text-style-name="P1" draw:layer="layout" svg:x1="3cm" svg:y1="1.25cm" svg:x2="5.5cm" svg:y2="1.25cm">
          <text:p/>
        </draw:line>
        <draw:line draw:style-name="gr5" draw:text-style-name="P1" draw:layer="layout" svg:x1="7cm" svg:y1="1.25cm" svg:x2="9.5cm" svg:y2="1.25cm">
          <text:p/>
        </draw:line>
        <draw:path draw:style-name="gr5" draw:text-style-name="P1" draw:layer="layout" svg:width="1.048cm" svg:height="1.364cm" draw:transform="skewX (0.0747000919853432) rotate (1.14336519298127) translate (5.50024638511684cm 1.24999796160112cm)" svg:viewBox="0 0 1049 1365" svg:d="m0 0c1814-2 724 1365 724 1365">
          <text:p/>
        </draw:path>
        <draw:frame draw:style-name="gr6" draw:text-style-name="P4" draw:layer="layout" svg:width="1cm" svg:height="0.5cm" svg:x="7cm" svg:y="0.25cm">
          <draw:text-box>
            <text:p text:style-name="P3"><text:span text:style-name="T2">In</text:span></text:p>
          </draw:text-box>
        </draw:frame>
        <draw:frame draw:style-name="gr3" draw:text-style-name="P6" draw:layer="layout" svg:width="1cm" svg:height="0.5cm" svg:x="7.75cm" svg:y="0.75cm">
          <draw:text-box>
            <text:p text:style-name="P5"><text:span text:style-name="T3">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10.5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5T17:25:13.37</meta:creation-date>
    <dc:date>2014-03-19T02:35:46.44</dc:date>
    <meta:editing-duration>PT21M39S</meta:editing-duration>
    <meta:editing-cycles>14</meta:editing-cycles>
    <meta:generator>OpenOffice.org/3.4.1$Win32 OpenOffice.org_project/341m1$Build-9593</meta:generator>
    <meta:document-statistic meta:object-count="15"/>
  </office:meta>
</office:document-meta>
</file>